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ParameterQueryTests.testQueryForListWithPara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dParameterQueryTests.testQueryForObjectWithParamMapAnd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meterCollectionBean.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QueryTests.testQueryForLongWithParamBeanWith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ParameterQueryTests.testQueryForListWithParamMapAndIntegerElementAndSingleRowA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dParameterQueryTests.testQueryForObjectWithParamMapAn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dParameterQueryTests.testQueryForObjectWithParamMapAnd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dParameterQueryTests.testQueryForListWithParamMapAndEmpty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dParameterQue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QueryTests.verify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Bean.ParameterBean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QueryTests.testQueryForListWithParamMapAndSingleRowA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CollectionBean.ParameterCollectionBean( Integer ...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QueryTests.testQueryForLongWithPara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dParameterQueryTests.testQueryForMapWithParamMapAndSingleRowA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ParameterQueryTests.testQueryForIntWithPara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ParameterQueryTests.testQueryForObjectWithMapAnd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QueryTests.testQueryForObjectWithParamMapAndListOfExpression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